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Liberation Mono'" style:font-family-generic="modern" style:font-pitch="fixed" fo:font-size="26pt" style:font-size-asian="26pt" style:font-size-complex="26pt"/>
    </style:style>
    <style:style style:name="T4" style:family="text">
      <style:text-properties fo:font-family="'Liberation Mono'" style:font-family-generic="modern" style:font-pitch="fixed" fo:font-size="24pt" style:font-size-asian="24pt" style:font-size-complex="24pt"/>
    </style:style>
    <style:style style:name="T5" style:family="text">
      <style:text-properties fo:font-family="'Liberation Mono'" style:font-family-generic="modern" style:font-pitch="fixed" fo:font-size="26pt" style:font-size-asian="26pt" style:font-size-complex="26pt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color="#0000ff" fo:font-family="'Liberation Mono'" style:font-family-generic="modern" style:font-pitch="fixed" fo:font-weight="bold"/>
    </style:style>
    <style:style style:name="T8" style:family="text">
      <style:text-properties fo:color="#009900" fo:font-family="'Liberation Mono'" style:font-family-generic="modern" style:font-pitch="fixed"/>
    </style:style>
    <style:style style:name="T9" style:family="text">
      <style:text-properties fo:color="#990000" fo:font-family="'Liberation Mono'" style:font-family-generic="modern" style:font-pitch="fixed"/>
    </style:style>
    <style:style style:name="T10" style:family="text">
      <style:text-properties fo:color="#000000" fo:font-family="'Liberation Mono'" style:font-family-generic="modern" style:font-pitch="fixed" fo:font-weight="bold"/>
    </style:style>
    <style:style style:name="T11" style:family="text">
      <style:text-properties fo:color="#ff0000" fo:font-family="'Liberation Mono'" style:font-family-generic="modern" style:font-pitch="fixed"/>
    </style:style>
    <style:style style:name="T12" style:family="text">
      <style:text-properties fo:color="#993399" fo:font-family="'Liberation Mono'" style:font-family-generic="modern" style:font-pitch="fixed"/>
    </style:style>
    <style:style style:name="T13" style:family="text">
      <style:text-properties fo:color="#9a1900" fo:font-family="'Liberation Mono'" style:font-family-generic="modern" style:font-pitch="fixed" fo:font-style="italic"/>
    </style:style>
    <style:style style:name="T14" style:family="text">
      <style:text-properties fo:color="#ff6600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::TarStream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fficient repacking of tar files in pure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: Cyrus backup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ts of small files – one directory per mailbox, one file per email.</text:p>
              </text:list-item>
              <text:list-item>
                <text:p>Guaranteed immutable except a few meta files</text:p>
              </text:list-item>
              <text:list-item>
                <text:p>New files added randomly throughout entire file system</text:p>
              </text:list-item>
              <text:list-item>
                <text:p>“Dumb” backup far too slow. <text:s/>Anything which needs to stat every file is unus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pass: readdir and NF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le name format is very simple:</text:p>
              </text:list-item>
              <text:list-item>
                <text:p>Spool files: “$uid.” - i.e. “201.”. Raw bytes of rfc822 message.</text:p>
              </text:list-item>
              <text:list-item>
                <text:p>Meta files: cyrus.(\w+) - cyrus.header, cyrus.index, cyrus.cache, etc. <text:s/>Custom formats.</text:p>
              </text:list-item>
              <text:list-item>
                <text:p>Opendir, readdir – then stat ONLY if file name doesn't match one of these two patterns.</text:p>
              </text:list-item>
              <text:list-item>
                <text:p>Same readdir on the backup copy, compare, copy anything which is miss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dn't sca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FS problems on IMAP server if backup down.</text:p>
              </text:list-item>
              <text:list-item>
                <text:p>Still doing a LOT of network IO for readdirs</text:p>
              </text:list-item>
              <text:list-item>
                <text:p>Duplicate files on copy (no hardlink detection)</text:p>
              </text:list-item>
              <text:list-item>
                <text:p>Push, not pull.</text:p>
              </text:list-item>
              <text:list-item>
                <text:p>Used a lot of space – even if we gzip individual files there's still block size rounding and no cross-message redundancy.</text:p>
              </text:list-item>
              <text:list-item>
                <text:p><text:span text:style-name="T2">There must be a better way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yrus interna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 knew the internals of Cyrus very well.</text:p>
              </text:list-item>
              <text:list-item>
                <text:p>We already had Cyrus::IndexFile, Cyrus::HeaderFile, Cyrus::CacheFile – pure perl modules written to help debug issues.</text:p>
              </text:list-item>
              <text:list-item>
                <text:p>(yet more pure perl binary format manging!)</text:p>
              </text:list-item>
              <text:list-item>
                <text:p>cyrus.index contains a list of all the UIDs in the mailbox, so no need to readdir – can compare to the last backup file listing and just copy newly created fi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 Fi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deal storage format: tar.gz</text:p>
                <text:list>
                  <text:list-item>
                    <text:p>Compression benefit across multiple files</text:p>
                  </text:list-item>
                  <text:list-item>
                    <text:p>Standard format, can use other tools to get at data in an emergency.</text:p>
                  </text:list-item>
                  <text:list-item>
                    <text:p>Can concatenate and still extract! <text:s/>Big benefit when doing daily backups, just concatente the new files</text:p>
                  </text:list-item>
                </text:list>
              </text:list-item>
              <text:list-item>
                <text:p>Downside: removing stale files involves a complete rewrite. <text:s/></text:p>
              </text:list-item>
              <text:list-item>
                <text:p>It's not all bad though, repack gets better compress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ack - ho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riginal design: unpack to a temporary directory. <text:s/>Remove unwanted files. <text:s/>Re-tar.</text:p>
              </text:list-item>
              <text:list-item>
                <text:p>Masses of IO!</text:p>
              </text:list-item>
              <text:list-item>
                <text:p>Tmpfs not an option, biggest backup is about 100Gb of data.</text:p>
              </text:list-item>
              <text:list-item>
                <text:p>Another option: pass list of files to untar on decompress, still an IO nightmare.</text:p>
              </text:list-item>
              <text:list-item>
                <text:p><text:span text:style-name="T2">There must be a better way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de note: backup forma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yrus.index contains sha1 for every file</text:p>
              </text:list-item>
              <text:list-item>
                <text:p>RFC822 messages stored by filename == sha1 so we get de-duplication.</text:p>
              </text:list-item>
              <text:list-item>
                <text:p>Separate backupstate.sqlite3 file contains offsets into the tar file and message refcounts.</text:p>
              </text:list-item>
              <text:list-item>
                <text:p>Custom “cyrusbackupd” and protocol on IMAP servers – pull changed cyrus.index files, and only “missing” messages.</text:p>
              </text:list-item>
              <text:list-item>
                <text:p>Update “last backed up” timestamp in DB for each user – summary “backupage” report dai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eaming Ta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packing: just deciding “yes” or “no” for each file in the stream.</text:p>
              </text:list-item>
              <text:list-item>
                <text:p>Add perl in the stream to make that choice, using sqlite DB contents to decide.</text:p>
              </text:list-item>
              <text:list-item>
                <text:p>Repack when dirty %age gets above 20%, reduce by 1% every week without a repack. <text:s/>Update DB field “LastRepack”. <text:s/>Also in the backupage report.</text:p>
              </text:list-item>
              <text:list-item>
                <text:p>zcat old.tar.gz | ./decider | gzip &gt; new.tar.gz</text:p>
              </text:list-item>
              <text:list-item>
                <text:p>Considered “in-process” compression, but it's nice to use other cores. <text:s/>Also, pigz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::TarStrea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thing out there that could act as the “decider”.</text:p>
              </text:list-item>
              <text:list-item>
                <text:p>So I wrote my own using pure perl - pack/unpack.</text:p>
              </text:list-item>
              <text:list-item>
                <text:p><text:a xlink:href="http://en.wikipedia.org/wiki/Tar_(file_format">http://en.wikipedia.org/wiki/Tar_(file_format</text:a>)</text:p>
              </text:list-item>
              <text:list-item>
                <text:p>Main criteria: bit for bit compatibility with gnu tar – so I tested until I got that.</text:p>
              </text:list-item>
              <text:list-item>
                <text:p>Not sure exactly which spec document I used originally, but they are 'ustar' format tar fi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age: Writing a fi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my $ts = ME::TarStream-&gt;new(outfh =&gt; $fh);</text:span></text:p>
              </text:list-item>
              <text:list-item>
                <text:p><text:span text:style-name="T3">$ts-&gt;AddFile($name, $size, $fh, %extra);</text:span></text:p>
              </text:list-item>
              <text:list-item>
                <text:p>Sorry, I didn't make it 'stat' the filehandle if you don't pass a size. <text:s/><text:span text:style-name="T3">-&gt;($name, -s $fh, $fh);</text:span></text:p>
              </text:list-item>
              <text:list-item>
                <text:p><text:span text:style-name="T3">$ts-&gt;FinishTar();</text:span></text:p>
              </text:list-item>
              <text:list-item>
                <text:p>Don't need that – but you'll get an “incomplete archive” warning from gnu tar otherwise. <text:s/>Don't do it if you're concatenating, or you will need “SkipInvalid” to read with ME::TarStre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age: reading a fi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my $ts = ME::TarStream-&gt;new(infh =&gt; $fh);</text:span></text:p>
              </text:list-item>
              <text:list-item>
                <text:p>Never seeks – reads as a stream!</text:p>
              </text:list-item>
              <text:list-item>
                <text:p><text:span text:style-name="T3">while (my $header = $ts-&gt;ReadHeader()) {</text:span></text:p>
                <text:list>
                  <text:list-item>
                    <text:p>…</text:p>
                  </text:list-item>
                  <text:list-item>
                    <text:p>Obviously, you need to either read or discard the contents if it's a file with contents.</text:p>
                  </text:list-item>
                </text:list>
              </text:list-item>
              <text:list-item>
                <text:p><text:span text:style-name="T4">} # don't leak scope into the next sli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ss Army Knife: StreamCop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my $ts = ME::TarStream-&gt;new(infh =&gt; $infh, outfh =&gt; $outfh);</text:span></text:p>
              </text:list-item>
              <text:list-item>
                <text:p><text:span text:style-name="T5">$ts-&gt;StreamCopy(sub { … });</text:span></text:p>
              </text:list-item>
              <text:list-item>
                <text:p>Can be used purely read-only (infh only) and will die if you try to write.</text:p>
              </text:list-item>
              <text:list-item>
                <text:p>Wraps ReadHeader, AddFile, etc with a handy callback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Restore Utility</text:p>
          </draw:text-box>
        </draw:frame>
        <draw:frame presentation:style-name="pr7" draw:text-style-name="P2" draw:layer="layout" svg:width="25.199cm" svg:height="13.86cm" svg:x="1.4cm" svg:y="4.914cm" presentation:class="outline" presentation:user-transformed="true">
          <draw:text-box>
            <text:p><text:span text:style-name="T6"><text:s text:c="2"/></text:span><text:span text:style-name="T7">my</text:span><text:span text:style-name="T6"> </text:span><text:span text:style-name="T8">$infh</text:span><text:span text:style-name="T6"> </text:span><text:span text:style-name="T9">=</text:span><text:span text:style-name="T6"> IO</text:span><text:span text:style-name="T9">::</text:span><text:span text:style-name="T6">File</text:span><text:span text:style-name="T9">-&gt;</text:span><text:span text:style-name="T10">new</text:span><text:span text:style-name="T9">(</text:span><text:span text:style-name="T11">"zcat $LocalPath/$filename |"</text:span><text:span text:style-name="T9">);</text:span></text:p>
            <text:p><text:span text:style-name="T6"><text:s text:c="2"/></text:span><text:span text:style-name="T7">my</text:span><text:span text:style-name="T6"> </text:span><text:span text:style-name="T8">$ts</text:span><text:span text:style-name="T6"> </text:span><text:span text:style-name="T9">=</text:span><text:span text:style-name="T6"> ME</text:span><text:span text:style-name="T9">::</text:span><text:span text:style-name="T6">TarStream</text:span><text:span text:style-name="T9">-&gt;</text:span><text:span text:style-name="T10">new</text:span><text:span text:style-name="T9">(</text:span><text:span text:style-name="T6">infh </text:span><text:span text:style-name="T9">=&gt;</text:span><text:span text:style-name="T6"> </text:span><text:span text:style-name="T8">$infh</text:span><text:span text:style-name="T9">);</text:span></text:p>
            <text:p><text:span text:style-name="T6"/></text:p>
            <text:p><text:span text:style-name="T6"><text:s text:c="2"/></text:span><text:span text:style-name="T8">$ts</text:span><text:span text:style-name="T9">-&gt;</text:span><text:span text:style-name="T10">StreamCopy</text:span><text:span text:style-name="T9">(</text:span><text:span text:style-name="T7">sub</text:span><text:span text:style-name="T6"> </text:span><text:span text:style-name="T11">{</text:span></text:p>
            <text:p><text:span text:style-name="T6"><text:s text:c="4"/></text:span><text:span text:style-name="T7">my</text:span><text:span text:style-name="T6"> </text:span><text:span text:style-name="T8">$header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><text:s text:c="4"/></text:span><text:span text:style-name="T7">my</text:span><text:span text:style-name="T6"> </text:span><text:span text:style-name="T8">$outpos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><text:s text:c="4"/></text:span><text:span text:style-name="T7">my</text:span><text:span text:style-name="T6"> </text:span><text:span text:style-name="T8">$fh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/></text:p>
            <text:p><text:span text:style-name="T6"><text:s text:c="4"/></text:span><text:span text:style-name="T7">my</text:span><text:span text:style-name="T6"> </text:span><text:span text:style-name="T8">$offset</text:span><text:span text:style-name="T6"> </text:span><text:span text:style-name="T9">=</text:span><text:span text:style-name="T6"> </text:span><text:span text:style-name="T8">$header</text:span><text:span text:style-name="T9">-&gt;</text:span><text:span text:style-name="T11">{</text:span><text:span text:style-name="T6">_pos</text:span><text:span text:style-name="T11">}</text:span><text:span text:style-name="T9">;</text:span></text:p>
            <text:p><text:span text:style-name="T6"/></text:p>
            <text:p><text:span text:style-name="T6"><text:s text:c="4"/></text:span><text:span text:style-name="T7">if</text:span><text:span text:style-name="T6"> </text:span><text:span text:style-name="T9">(</text:span><text:span text:style-name="T8">$from_db</text:span><text:span text:style-name="T11">{</text:span><text:span text:style-name="T8">$offset</text:span><text:span text:style-name="T11">}</text:span><text:span text:style-name="T9">)</text:span><text:span text:style-name="T6"> </text:span><text:span text:style-name="T11">{</text:span></text:p>
            <text:p><text:span text:style-name="T6"><text:s text:c="6"/></text:span><text:span text:style-name="T7">return</text:span><text:span text:style-name="T6"> </text:span><text:span text:style-name="T11">'EDIT'</text:span><text:span text:style-name="T6"> </text:span><text:span text:style-name="T7">unless</text:span><text:span text:style-name="T6"> </text:span><text:span text:style-name="T8">$fh</text:span><text:span text:style-name="T9">;</text:span></text:p>
            <text:p><text:span text:style-name="T6"/></text:p>
            <text:p><text:span text:style-name="T6"><text:s text:c="6"/></text:span><text:span text:style-name="T7">foreach</text:span><text:span text:style-name="T6"> </text:span><text:span text:style-name="T7">my</text:span><text:span text:style-name="T6"> </text:span><text:span text:style-name="T8">$item</text:span><text:span text:style-name="T6"> </text:span><text:span text:style-name="T9">(</text:span><text:span text:style-name="T6">@</text:span><text:span text:style-name="T11">{</text:span><text:span text:style-name="T8">$from_db</text:span><text:span text:style-name="T11">{</text:span><text:span text:style-name="T8">$offset</text:span><text:span text:style-name="T11">}}</text:span><text:span text:style-name="T9">)</text:span><text:span text:style-name="T6"> </text:span><text:span text:style-name="T11">{</text:span></text:p>
            <text:p><text:span text:style-name="T6"><text:s text:c="8"/></text:span><text:span text:style-name="T7">my</text:span><text:span text:style-name="T6"> </text:span><text:span text:style-name="T8">$fname</text:span><text:span text:style-name="T6"> </text:span><text:span text:style-name="T9">=</text:span><text:span text:style-name="T6"> </text:span><text:span text:style-name="T8">$item</text:span><text:span text:style-name="T9">-&gt;[</text:span><text:span text:style-name="T12">0</text:span><text:span text:style-name="T9">];</text:span></text:p>
            <text:p><text:span text:style-name="T6"><text:s text:c="8"/></text:span><text:span text:style-name="T7">my</text:span><text:span text:style-name="T6"> </text:span><text:span text:style-name="T8">$uid</text:span><text:span text:style-name="T6"> </text:span><text:span text:style-name="T9">=</text:span><text:span text:style-name="T6"> </text:span><text:span text:style-name="T8">$item</text:span><text:span text:style-name="T9">-&gt;[</text:span><text:span text:style-name="T12">1</text:span><text:span text:style-name="T9">];</text:span></text:p>
            <text:p><text:span text:style-name="T6"/></text:p>
            <text:p><text:span text:style-name="T6"><text:s text:c="8"/></text:span><text:span text:style-name="T7">print</text:span><text:span text:style-name="T6"> </text:span><text:span text:style-name="T11">"Copying from backup offset=$offset to $fname ($uid)\n"</text:span><text:span text:style-name="T6"> </text:span><text:span text:style-name="T7">if</text:span><text:span text:style-name="T6"> </text:span><text:span text:style-name="T8">$Opts</text:span><text:span text:style-name="T11">{</text:span><text:span text:style-name="T6">v</text:span><text:span text:style-name="T11">}</text:span><text:span text:style-name="T9">;</text:span></text:p>
            <text:p><text:span text:style-name="T6"><text:s text:c="8"/></text:span><text:span text:style-name="T8">$AdminMailbox</text:span><text:span text:style-name="T9">-&gt;</text:span><text:span text:style-name="T10">append</text:span><text:span text:style-name="T9">(</text:span><text:span text:style-name="T8">$fname</text:span><text:span text:style-name="T9">,</text:span><text:span text:style-name="T6"> </text:span><text:span text:style-name="T8">$fh</text:span><text:span text:style-name="T9">);</text:span></text:p>
            <text:p><text:span text:style-name="T6"><text:s text:c="6"/></text:span><text:span text:style-name="T11">}</text:span></text:p>
            <text:p><text:span text:style-name="T6"><text:s text:c="4"/></text:span><text:span text:style-name="T11">}</text:span></text:p>
            <text:p><text:span text:style-name="T6"/></text:p>
            <text:p><text:span text:style-name="T6"><text:s text:c="4"/></text:span><text:span text:style-name="T7">return</text:span><text:span text:style-name="T6"> </text:span><text:span text:style-name="T11">'SKIP'</text:span><text:span text:style-name="T9">;</text:span></text:p>
            <text:p><text:span text:style-name="T6"><text:s text:c="2"/></text:span><text:span text:style-name="T11">}</text:span><text:span text:style-name="T9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Backup Compression</text:p>
          </draw:text-box>
        </draw:frame>
        <draw:frame presentation:style-name="pr7" draw:text-style-name="P2" draw:layer="layout" svg:width="25.199cm" svg:height="13.86cm" svg:x="1.4cm" svg:y="4.914cm" presentation:class="outline">
          <draw:text-box>
            <text:p><text:span text:style-name="T6"><text:s text:c="2"/></text:span><text:span text:style-name="T7">my</text:span><text:span text:style-name="T6"> </text:span><text:span text:style-name="T8">$ts</text:span><text:span text:style-name="T6"> </text:span><text:span text:style-name="T9">=</text:span><text:span text:style-name="T6"> ME</text:span><text:span text:style-name="T9">::</text:span><text:span text:style-name="T6">TarStream</text:span><text:span text:style-name="T9">-&gt;</text:span><text:span text:style-name="T10">new</text:span><text:span text:style-name="T9">(</text:span><text:span text:style-name="T6">infh </text:span><text:span text:style-name="T9">=&gt;</text:span><text:span text:style-name="T6"> </text:span><text:span text:style-name="T8">$infh</text:span><text:span text:style-name="T9">,</text:span><text:span text:style-name="T6"> outfh </text:span><text:span text:style-name="T9">=&gt;</text:span><text:span text:style-name="T6"> </text:span><text:span text:style-name="T8">$outfh</text:span><text:span text:style-name="T9">);</text:span></text:p>
            <text:p><text:span text:style-name="T6"/></text:p>
            <text:p><text:span text:style-name="T6"><text:s text:c="2"/></text:span><text:span text:style-name="T13"># we are happy to die with an inconsistent state if the source file is incomplete</text:span></text:p>
            <text:p><text:span text:style-name="T6"><text:s text:c="2"/></text:span><text:span text:style-name="T8">$ts</text:span><text:span text:style-name="T9">-&gt;</text:span><text:span text:style-name="T10">SafeCopy</text:span><text:span text:style-name="T9">(</text:span><text:span text:style-name="T12">0</text:span><text:span text:style-name="T9">);</text:span></text:p>
            <text:p><text:span text:style-name="T6"/></text:p>
            <text:p><text:span text:style-name="T6"><text:s text:c="2"/></text:span><text:span text:style-name="T7">my</text:span><text:span text:style-name="T6"> </text:span><text:span text:style-name="T8">%seen_files</text:span><text:span text:style-name="T9">;</text:span></text:p>
            <text:p><text:span text:style-name="T6"><text:s text:c="2"/></text:span><text:span text:style-name="T8">$ts</text:span><text:span text:style-name="T9">-&gt;</text:span><text:span text:style-name="T10">StreamCopy</text:span><text:span text:style-name="T9">(</text:span><text:span text:style-name="T7">sub</text:span><text:span text:style-name="T6"> </text:span><text:span text:style-name="T11">{</text:span></text:p>
            <text:p><text:span text:style-name="T6"><text:s text:c="4"/></text:span><text:span text:style-name="T7">my</text:span><text:span text:style-name="T6"> </text:span><text:span text:style-name="T8">$header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><text:s text:c="4"/></text:span><text:span text:style-name="T7">my</text:span><text:span text:style-name="T6"> </text:span><text:span text:style-name="T8">$outpos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><text:s text:c="4"/></text:span><text:span text:style-name="T7">my</text:span><text:span text:style-name="T6"> </text:span><text:span text:style-name="T8">$fh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><text:s text:c="3"/></text:span></text:p>
            <text:p><text:span text:style-name="T6"><text:s text:c="4"/></text:span><text:span text:style-name="T7">my</text:span><text:span text:style-name="T6"> </text:span><text:span text:style-name="T8">$offset</text:span><text:span text:style-name="T6"> </text:span><text:span text:style-name="T9">=</text:span><text:span text:style-name="T6"> </text:span><text:span text:style-name="T8">$header</text:span><text:span text:style-name="T9">-&gt;</text:span><text:span text:style-name="T11">{</text:span><text:span text:style-name="T6">_pos</text:span><text:span text:style-name="T11">}</text:span><text:span text:style-name="T9">;</text:span></text:p>
            <text:p><text:span text:style-name="T6"/></text:p>
            <text:p><text:span text:style-name="T6"><text:s text:c="4"/></text:span><text:span text:style-name="T7">my</text:span><text:span text:style-name="T6"> </text:span><text:span text:style-name="T8">$key</text:span><text:span text:style-name="T6"> </text:span><text:span text:style-name="T9">=</text:span><text:span text:style-name="T6"> </text:span><text:span text:style-name="T8">$header</text:span><text:span text:style-name="T9">-&gt;</text:span><text:span text:style-name="T11">{</text:span><text:span text:style-name="T6">name</text:span><text:span text:style-name="T11">}</text:span><text:span text:style-name="T9">;</text:span></text:p>
            <text:p><text:span text:style-name="T6"><text:s text:c="4"/></text:span><text:span text:style-name="T7">return</text:span><text:span text:style-name="T6"> </text:span><text:span text:style-name="T11">'SKIP'</text:span><text:span text:style-name="T6"> </text:span><text:span text:style-name="T7">unless</text:span><text:span text:style-name="T6"> </text:span><text:span text:style-name="T8">$key</text:span><text:span text:style-name="T9">;</text:span></text:p>
            <text:p><text:span text:style-name="T6"/></text:p>
            <text:p><text:span text:style-name="T6"><text:s text:c="4"/></text:span><text:span text:style-name="T7">my</text:span><text:span text:style-name="T6"> </text:span><text:span text:style-name="T9">(</text:span><text:span text:style-name="T8">$cur</text:span><text:span text:style-name="T9">,</text:span><text:span text:style-name="T6"> </text:span><text:span text:style-name="T8">@list</text:span><text:span text:style-name="T9">)</text:span><text:span text:style-name="T6"> </text:span><text:span text:style-name="T9">=</text:span><text:span text:style-name="T6"> </text:span><text:span text:style-name="T8">$state</text:span><text:span text:style-name="T9">-&gt;</text:span><text:span text:style-name="T10">get_all</text:span><text:span text:style-name="T9">(</text:span><text:span text:style-name="T8">$key</text:span><text:span text:style-name="T9">);</text:span></text:p>
            <text:p><text:span text:style-name="T6"/></text:p>
            <text:p><text:span text:style-name="T6"><text:s text:c="4"/></text:span><text:span text:style-name="T13"># doesn't exist at all!</text:span></text:p>
            <text:p><text:span text:style-name="T6"><text:s text:c="4"/></text:span><text:span text:style-name="T7">return</text:span><text:span text:style-name="T6"> </text:span><text:span text:style-name="T11">'SKIP'</text:span><text:span text:style-name="T6"> </text:span><text:span text:style-name="T7">unless</text:span><text:span text:style-name="T6"> </text:span><text:span text:style-name="T8">$cur</text:span><text:span text:style-name="T9">;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6.869cm" svg:x="1.4cm" svg:y="1.905cm" presentation:class="outline" presentation:user-transformed="true">
          <draw:text-box>
            <text:p><text:span text:style-name="T6"><text:s text:c="4"/></text:span><text:span text:style-name="T13"># it's a file no longer pointed to</text:span></text:p>
            <text:p><text:span text:style-name="T6"><text:s text:c="4"/></text:span><text:span text:style-name="T7">if</text:span><text:span text:style-name="T6"> </text:span><text:span text:style-name="T9">(</text:span><text:span text:style-name="T8">$key</text:span><text:span text:style-name="T6"> </text:span><text:span text:style-name="T9">=~</text:span><text:span text:style-name="T6"> </text:span><text:span text:style-name="T7">m</text:span><text:span text:style-name="T14">{^files/}</text:span><text:span text:style-name="T9">)</text:span><text:span text:style-name="T6"> </text:span><text:span text:style-name="T11">{</text:span></text:p>
            <text:p><text:span text:style-name="T6"><text:s text:c="6"/></text:span><text:span text:style-name="T7">return</text:span><text:span text:style-name="T6"> </text:span><text:span text:style-name="T11">'SKIP'</text:span><text:span text:style-name="T6"> </text:span><text:span text:style-name="T7">unless</text:span><text:span text:style-name="T6"> </text:span><text:span text:style-name="T8">$cur</text:span><text:span text:style-name="T9">-&gt;</text:span><text:span text:style-name="T11">{</text:span><text:span text:style-name="T6">refcount</text:span><text:span text:style-name="T11">}</text:span><text:span text:style-name="T9">;</text:span></text:p>
            <text:p><text:span text:style-name="T6"><text:s text:c="4"/></text:span><text:span text:style-name="T11">}</text:span></text:p>
            <text:p><text:span text:style-name="T6"/></text:p>
            <text:p><text:span text:style-name="T6"><text:s text:c="4"/></text:span><text:span text:style-name="T13"># it's in a folder no longer active</text:span></text:p>
            <text:p><text:span text:style-name="T6"><text:s text:c="4"/></text:span><text:span text:style-name="T7">elsif</text:span><text:span text:style-name="T6"> </text:span><text:span text:style-name="T9">(</text:span><text:span text:style-name="T8">$key</text:span><text:span text:style-name="T6"> </text:span><text:span text:style-name="T9">=~</text:span><text:span text:style-name="T6"> </text:span><text:span text:style-name="T7">m</text:span><text:span text:style-name="T14">{^folders/([^/]+)}</text:span><text:span text:style-name="T9">)</text:span><text:span text:style-name="T6"> </text:span><text:span text:style-name="T11">{</text:span></text:p>
            <text:p><text:span text:style-name="T6"><text:s text:c="6"/></text:span><text:span text:style-name="T7">my</text:span><text:span text:style-name="T6"> </text:span><text:span text:style-name="T8">$folderid</text:span><text:span text:style-name="T6"> </text:span><text:span text:style-name="T9">=</text:span><text:span text:style-name="T6"> </text:span><text:span text:style-name="T8">$state</text:span><text:span text:style-name="T9">-&gt;</text:span><text:span text:style-name="T10">folderid</text:span><text:span text:style-name="T9">(</text:span><text:span text:style-name="T8">$1</text:span><text:span text:style-name="T9">);</text:span><text:span text:style-name="T6"> </text:span><text:span text:style-name="T13"># was it valid in the old one?</text:span></text:p>
            <text:p><text:span text:style-name="T6"><text:s text:c="6"/></text:span><text:span text:style-name="T7">return</text:span><text:span text:style-name="T6"> </text:span><text:span text:style-name="T11">'SKIP'</text:span><text:span text:style-name="T6"> </text:span><text:span text:style-name="T7">unless</text:span><text:span text:style-name="T6"> </text:span><text:span text:style-name="T8">$folders</text:span><text:span text:style-name="T11">{</text:span><text:span text:style-name="T8">$folderid</text:span><text:span text:style-name="T11">}</text:span><text:span text:style-name="T9">;</text:span></text:p>
            <text:p><text:span text:style-name="T6"><text:s text:c="4"/></text:span><text:span text:style-name="T11">}</text:span></text:p>
            <text:p><text:span text:style-name="T6"/></text:p>
            <text:p><text:span text:style-name="T6"><text:s text:c="4"/></text:span><text:span text:style-name="T7">my</text:span><text:span text:style-name="T6"> </text:span><text:span text:style-name="T8">$rc</text:span><text:span text:style-name="T6"> </text:span><text:span text:style-name="T9">=</text:span><text:span text:style-name="T6"> </text:span><text:span text:style-name="T12">0</text:span><text:span text:style-name="T9">;</text:span></text:p>
            <text:p><text:span text:style-name="T6"/></text:p>
            <text:p><text:span text:style-name="T6"><text:s text:c="4"/></text:span><text:span text:style-name="T13"># special case for IMAP folders, we need to check</text:span></text:p>
            <text:p><text:span text:style-name="T6"><text:s text:c="4"/></text:span><text:span text:style-name="T13"># back a week!</text:span></text:p>
            <text:p><text:span text:style-name="T6"><text:s text:c="4"/></text:span><text:span text:style-name="T7">if</text:span><text:span text:style-name="T6"> </text:span><text:span text:style-name="T9">(</text:span><text:span text:style-name="T8">$key</text:span><text:span text:style-name="T6"> </text:span><text:span text:style-name="T9">=~</text:span><text:span text:style-name="T6"> </text:span><text:span text:style-name="T7">m</text:span><text:span text:style-name="T14">{^imap/}</text:span><text:span text:style-name="T9">)</text:span><text:span text:style-name="T6"> </text:span><text:span text:style-name="T11">{</text:span></text:p>
            <text:p><text:span text:style-name="T6"><text:s text:c="6"/></text:span><text:span text:style-name="T7">foreach</text:span><text:span text:style-name="T6"> </text:span><text:span text:style-name="T7">my</text:span><text:span text:style-name="T6"> </text:span><text:span text:style-name="T8">$item</text:span><text:span text:style-name="T6"> </text:span><text:span text:style-name="T9">(</text:span><text:span text:style-name="T8">$cur</text:span><text:span text:style-name="T9">,</text:span><text:span text:style-name="T6"> </text:span><text:span text:style-name="T8">@list</text:span><text:span text:style-name="T9">)</text:span><text:span text:style-name="T6"> </text:span><text:span text:style-name="T11">{</text:span></text:p>
            <text:p><text:span text:style-name="T6"><text:s text:c="8"/></text:span><text:span text:style-name="T7">next</text:span><text:span text:style-name="T6"> </text:span><text:span text:style-name="T7">if</text:span><text:span text:style-name="T6"> </text:span><text:span text:style-name="T9">(</text:span><text:span text:style-name="T8">$item</text:span><text:span text:style-name="T9">-&gt;</text:span><text:span text:style-name="T11">{</text:span><text:span text:style-name="T6">deleted</text:span><text:span text:style-name="T11">}</text:span><text:span text:style-name="T6"> </text:span><text:span text:style-name="T7">and</text:span><text:span text:style-name="T6"> </text:span><text:span text:style-name="T8">$item</text:span><text:span text:style-name="T9">-&gt;</text:span><text:span text:style-name="T11">{</text:span><text:span text:style-name="T6">deleted</text:span><text:span text:style-name="T11">}</text:span><text:span text:style-name="T6"> </text:span><text:span text:style-name="T9">&lt;</text:span><text:span text:style-name="T6"> </text:span><text:span text:style-name="T8">$ExpireTime</text:span><text:span text:style-name="T9">);</text:span></text:p>
            <text:p><text:span text:style-name="T6"><text:s text:c="8"/></text:span><text:span text:style-name="T8">$rc</text:span><text:span text:style-name="T6"> </text:span><text:span text:style-name="T9">=</text:span><text:span text:style-name="T6"> </text:span><text:span text:style-name="T12">1</text:span><text:span text:style-name="T6"> </text:span><text:span text:style-name="T7">if</text:span><text:span text:style-name="T6"> </text:span><text:span text:style-name="T8">$item</text:span><text:span text:style-name="T9">-&gt;</text:span><text:span text:style-name="T11">{</text:span><text:span text:style-name="T6">offset</text:span><text:span text:style-name="T11">}</text:span><text:span text:style-name="T6"> </text:span><text:span text:style-name="T9">==</text:span><text:span text:style-name="T6"> </text:span><text:span text:style-name="T8">$offset</text:span><text:span text:style-name="T9">;</text:span></text:p>
            <text:p><text:span text:style-name="T6"><text:s text:c="6"/></text:span><text:span text:style-name="T11">}</text:span></text:p>
            <text:p><text:span text:style-name="T6"><text:s text:c="4"/></text:span><text:span text:style-name="T11">}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7.504cm" svg:x="1.4cm" svg:y="1.87cm" presentation:class="outline" presentation:user-transformed="true">
          <draw:text-box>
            <text:p><text:span text:style-name="T6"><text:s text:c="4"/></text:span><text:span text:style-name="T13"># we always want the earliest copy possible for files,</text:span></text:p>
            <text:p><text:span text:style-name="T6"><text:s text:c="4"/></text:span><text:span text:style-name="T13"># since they may be referenced in early indexes</text:span></text:p>
            <text:p><text:span text:style-name="T6"><text:s text:c="4"/></text:span><text:span text:style-name="T7">elsif</text:span><text:span text:style-name="T6"> </text:span><text:span text:style-name="T9">(</text:span><text:span text:style-name="T8">$key</text:span><text:span text:style-name="T6"> </text:span><text:span text:style-name="T9">=~</text:span><text:span text:style-name="T6"> </text:span><text:span text:style-name="T7">m</text:span><text:span text:style-name="T14">{^files/}</text:span><text:span text:style-name="T9">)</text:span><text:span text:style-name="T6"> </text:span><text:span text:style-name="T11">{</text:span></text:p>
            <text:p><text:span text:style-name="T6"><text:s text:c="6"/></text:span><text:span text:style-name="T8">$rc</text:span><text:span text:style-name="T6"> </text:span><text:span text:style-name="T9">=</text:span><text:span text:style-name="T6"> </text:span><text:span text:style-name="T12">1</text:span><text:span text:style-name="T9">;</text:span></text:p>
            <text:p><text:span text:style-name="T6"><text:s text:c="4"/></text:span><text:span text:style-name="T11">}</text:span></text:p>
            <text:p><text:span text:style-name="T6"/></text:p>
            <text:p><text:span text:style-name="T6"><text:s text:c="4"/></text:span><text:span text:style-name="T13"># otherwise keep if it's the most current only</text:span></text:p>
            <text:p><text:span text:style-name="T6"><text:s text:c="4"/></text:span><text:span text:style-name="T7">else</text:span><text:span text:style-name="T6"> </text:span><text:span text:style-name="T11">{</text:span></text:p>
            <text:p><text:span text:style-name="T6"><text:s text:c="6"/></text:span><text:span text:style-name="T8">$rc</text:span><text:span text:style-name="T6"> </text:span><text:span text:style-name="T9">=</text:span><text:span text:style-name="T6"> </text:span><text:span text:style-name="T12">1</text:span><text:span text:style-name="T6"> </text:span><text:span text:style-name="T7">if</text:span><text:span text:style-name="T6"> </text:span><text:span text:style-name="T8">$cur</text:span><text:span text:style-name="T9">-&gt;</text:span><text:span text:style-name="T11">{</text:span><text:span text:style-name="T6">offset</text:span><text:span text:style-name="T11">}</text:span><text:span text:style-name="T6"> </text:span><text:span text:style-name="T9">==</text:span><text:span text:style-name="T6"> </text:span><text:span text:style-name="T8">$offset</text:span><text:span text:style-name="T9">;</text:span></text:p>
            <text:p><text:span text:style-name="T6"><text:s text:c="4"/></text:span><text:span text:style-name="T11">}</text:span></text:p>
            <text:p><text:span text:style-name="T6"/></text:p>
            <text:p><text:span text:style-name="T6"><text:s text:c="4"/></text:span><text:span text:style-name="T13"># if we're keeping it, we also want to keep the new state</text:span></text:p>
            <text:p><text:span text:style-name="T6"><text:s text:c="4"/></text:span><text:span text:style-name="T7">if</text:span><text:span text:style-name="T6"> </text:span><text:span text:style-name="T9">(</text:span><text:span text:style-name="T8">$rc</text:span><text:span text:style-name="T9">)</text:span><text:span text:style-name="T6"> </text:span><text:span text:style-name="T11">{</text:span></text:p>
            <text:p><text:span text:style-name="T6"><text:s text:c="6"/></text:span><text:span text:style-name="T13"># for index or expunge files, we'll want to parse the file for</text:span></text:p>
            <text:p><text:span text:style-name="T6"><text:s text:c="6"/></text:span><text:span text:style-name="T13"># status records!</text:span></text:p>
            <text:p><text:span text:style-name="T6"><text:s text:c="6"/></text:span><text:span text:style-name="T7">if</text:span><text:span text:style-name="T6"> </text:span><text:span text:style-name="T9">(</text:span><text:span text:style-name="T8">$key</text:span><text:span text:style-name="T6"> </text:span><text:span text:style-name="T9">=~</text:span><text:span text:style-name="T6"> </text:span><text:span text:style-name="T7">m</text:span><text:span text:style-name="T14">{^folders/([^/]+)/cyrus.(index|expunge)$}</text:span><text:span text:style-name="T9">)</text:span><text:span text:style-name="T6"> </text:span><text:span text:style-name="T11">{</text:span></text:p>
            <text:p><text:span text:style-name="T6"><text:s text:c="8"/></text:span><text:span text:style-name="T7">return</text:span><text:span text:style-name="T6"> </text:span><text:span text:style-name="T11">'EDIT'</text:span><text:span text:style-name="T6"> </text:span><text:span text:style-name="T7">unless</text:span><text:span text:style-name="T6"> </text:span><text:span text:style-name="T8">$fh</text:span><text:span text:style-name="T9">;</text:span></text:p>
            <text:p><text:span text:style-name="T6"><text:s text:c="8"/></text:span><text:span text:style-name="T7">my</text:span><text:span text:style-name="T6"> </text:span><text:span text:style-name="T8">$unq</text:span><text:span text:style-name="T6"> </text:span><text:span text:style-name="T9">=</text:span><text:span text:style-name="T6"> </text:span><text:span text:style-name="T8">$1</text:span><text:span text:style-name="T9">;</text:span></text:p>
            <text:p><text:span text:style-name="T6"><text:s text:c="8"/></text:span><text:span text:style-name="T7">my</text:span><text:span text:style-name="T6"> </text:span><text:span text:style-name="T8">$name</text:span><text:span text:style-name="T6"> </text:span><text:span text:style-name="T9">=</text:span><text:span text:style-name="T6"> </text:span><text:span text:style-name="T8">$2</text:span><text:span text:style-name="T9">;</text:span></text:p>
            <text:p><text:span text:style-name="T6"><text:s text:c="8"/></text:span><text:span text:style-name="T10">ParseIndex</text:span><text:span text:style-name="T9">(</text:span><text:span text:style-name="T11">''</text:span><text:span text:style-name="T9">,</text:span><text:span text:style-name="T6"> </text:span><text:span text:style-name="T8">$unq</text:span><text:span text:style-name="T9">,</text:span><text:span text:style-name="T6"> </text:span><text:span text:style-name="T8">$fh</text:span><text:span text:style-name="T9">,</text:span><text:span text:style-name="T6"> </text:span><text:span text:style-name="T8">$outstate</text:span><text:span text:style-name="T9">,</text:span><text:span text:style-name="T6"> </text:span><text:span text:style-name="T8">$name</text:span><text:span text:style-name="T6"> </text:span><text:span text:style-name="T7">eq</text:span><text:span text:style-name="T6"> </text:span><text:span text:style-name="T11">'expunge'</text:span><text:span text:style-name="T9">);</text:span></text:p>
            <text:p><text:span text:style-name="T6"><text:s text:c="8"/></text:span><text:span text:style-name="T7">seek</text:span><text:span text:style-name="T9">(</text:span><text:span text:style-name="T8">$fh</text:span><text:span text:style-name="T9">,</text:span><text:span text:style-name="T6"> </text:span><text:span text:style-name="T12">0</text:span><text:span text:style-name="T9">,</text:span><text:span text:style-name="T6"> </text:span><text:span text:style-name="T12">0</text:span><text:span text:style-name="T9">);</text:span></text:p>
            <text:p><text:span text:style-name="T6"><text:s text:c="6"/></text:span><text:span text:style-name="T11">}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7.504cm" svg:x="1.4cm" svg:y="1.87cm" presentation:class="outline" presentation:user-transformed="true">
          <draw:text-box>
            <text:p><text:span text:style-name="T6"><text:s text:c="6"/></text:span><text:span text:style-name="T7">unless</text:span><text:span text:style-name="T6"> </text:span><text:span text:style-name="T9">(</text:span><text:span text:style-name="T8">$key</text:span><text:span text:style-name="T6"> </text:span><text:span text:style-name="T9">=~</text:span><text:span text:style-name="T6"> </text:span><text:span text:style-name="T7">m</text:span><text:span text:style-name="T14">{^imap/}</text:span><text:span text:style-name="T6"> or </text:span><text:span text:style-name="T8">$header</text:span><text:span text:style-name="T9">-&gt;</text:span><text:span text:style-name="T11">{</text:span><text:span text:style-name="T6">linkname</text:span><text:span text:style-name="T11">}</text:span><text:span text:style-name="T9">)</text:span><text:span text:style-name="T6"> </text:span><text:span text:style-name="T11">{</text:span></text:p>
            <text:p><text:span text:style-name="T6"><text:s text:c="8"/></text:span><text:span text:style-name="T7">return</text:span><text:span text:style-name="T6"> </text:span><text:span text:style-name="T11">'EDIT'</text:span><text:span text:style-name="T6"> </text:span><text:span text:style-name="T7">unless</text:span><text:span text:style-name="T6"> </text:span><text:span text:style-name="T8">$fh</text:span><text:span text:style-name="T9">;</text:span></text:p>
            <text:p><text:span text:style-name="T6"><text:s text:c="8"/></text:span><text:span text:style-name="T8">$header</text:span><text:span text:style-name="T9">-&gt;</text:span><text:span text:style-name="T11">{</text:span><text:span text:style-name="T6">linkname</text:span><text:span text:style-name="T11">}</text:span><text:span text:style-name="T6"> </text:span><text:span text:style-name="T9">=</text:span><text:span text:style-name="T6"> </text:span><text:span text:style-name="T10">GetSHA1</text:span><text:span text:style-name="T9">(</text:span><text:span text:style-name="T8">$fh</text:span><text:span text:style-name="T9">);</text:span></text:p>
            <text:p><text:span text:style-name="T6"><text:s text:c="8"/></text:span><text:span text:style-name="T7">seek</text:span><text:span text:style-name="T9">(</text:span><text:span text:style-name="T8">$fh</text:span><text:span text:style-name="T9">,</text:span><text:span text:style-name="T6"> </text:span><text:span text:style-name="T12">0</text:span><text:span text:style-name="T9">,</text:span><text:span text:style-name="T6"> </text:span><text:span text:style-name="T12">0</text:span><text:span text:style-name="T9">);</text:span></text:p>
            <text:p><text:span text:style-name="T6"><text:s text:c="6"/></text:span><text:span text:style-name="T11">}</text:span></text:p>
            <text:p><text:span text:style-name="T6"><text:s text:c="6"/></text:span><text:span text:style-name="T7">if</text:span><text:span text:style-name="T6"> </text:span><text:span text:style-name="T9">(</text:span><text:span text:style-name="T8">$key</text:span><text:span text:style-name="T6"> </text:span><text:span text:style-name="T9">=~</text:span><text:span text:style-name="T6"> </text:span><text:span text:style-name="T7">m</text:span><text:span text:style-name="T14">{^imap/}</text:span><text:span text:style-name="T9">)</text:span><text:span text:style-name="T6"> </text:span><text:span text:style-name="T11">{</text:span></text:p>
            <text:p><text:span text:style-name="T6"><text:s text:c="8"/></text:span><text:span text:style-name="T8">$header</text:span><text:span text:style-name="T9">-&gt;</text:span><text:span text:style-name="T11">{</text:span><text:span text:style-name="T6">linkname</text:span><text:span text:style-name="T11">}</text:span><text:span text:style-name="T6"> </text:span><text:span text:style-name="T9">=~</text:span><text:span text:style-name="T6"> </text:span><text:span text:style-name="T7">s</text:span><text:span text:style-name="T14">{^folders/}{}</text:span><text:span text:style-name="T9">;</text:span></text:p>
            <text:p><text:span text:style-name="T6"><text:s text:c="6"/></text:span><text:span text:style-name="T11">}</text:span></text:p>
            <text:p><text:span text:style-name="T6"><text:s text:c="6"/></text:span><text:span text:style-name="T7">if</text:span><text:span text:style-name="T6"> </text:span><text:span text:style-name="T9">(</text:span><text:span text:style-name="T8">$key</text:span><text:span text:style-name="T6"> </text:span><text:span text:style-name="T9">=~</text:span><text:span text:style-name="T6"> </text:span><text:span text:style-name="T7">m</text:span><text:span text:style-name="T14">{^files/}</text:span><text:span text:style-name="T9">)</text:span><text:span text:style-name="T6"> </text:span><text:span text:style-name="T11">{</text:span></text:p>
            <text:p><text:span text:style-name="T6"><text:s text:c="8"/></text:span><text:span text:style-name="T13"># then make sure we only get one copy of it</text:span></text:p>
            <text:p><text:span text:style-name="T6"><text:s text:c="8"/></text:span><text:span text:style-name="T7">return</text:span><text:span text:style-name="T6"> </text:span><text:span text:style-name="T11">'SKIP'</text:span><text:span text:style-name="T6"> </text:span><text:span text:style-name="T7">if</text:span><text:span text:style-name="T6"> </text:span><text:span text:style-name="T8">$seen_files</text:span><text:span text:style-name="T11">{</text:span><text:span text:style-name="T8">$key</text:span><text:span text:style-name="T11">}</text:span><text:span text:style-name="T9">;</text:span></text:p>
            <text:p><text:span text:style-name="T6"><text:s text:c="8"/></text:span><text:span text:style-name="T8">$seen_files</text:span><text:span text:style-name="T11">{</text:span><text:span text:style-name="T8">$key</text:span><text:span text:style-name="T11">}</text:span><text:span text:style-name="T6"> </text:span><text:span text:style-name="T9">=</text:span><text:span text:style-name="T6"> </text:span><text:span text:style-name="T12">1</text:span><text:span text:style-name="T9">;</text:span></text:p>
            <text:p><text:span text:style-name="T6"><text:s text:c="6"/></text:span><text:span text:style-name="T11">}</text:span></text:p>
            <text:p><text:span text:style-name="T6"><text:s text:c="6"/></text:span><text:span text:style-name="T8">$outstate</text:span><text:span text:style-name="T9">-&gt;</text:span><text:span text:style-name="T10">addheader</text:span><text:span text:style-name="T9">(</text:span><text:span text:style-name="T8">$header</text:span><text:span text:style-name="T9">,</text:span><text:span text:style-name="T6"> </text:span><text:span text:style-name="T8">$outpos</text:span><text:span text:style-name="T9">);</text:span></text:p>
            <text:p><text:span text:style-name="T6"><text:s text:c="6"/></text:span><text:span text:style-name="T7">return</text:span><text:span text:style-name="T6"> </text:span><text:span text:style-name="T11">'KEEP'</text:span><text:span text:style-name="T9">;</text:span><text:span text:style-name="T6"> </text:span><text:span text:style-name="T13"># no fiddling here!</text:span></text:p>
            <text:p><text:span text:style-name="T6"><text:s text:c="6"/></text:span><text:span text:style-name="T13"># need to parse the message to fetch the sha1</text:span></text:p>
            <text:p><text:span text:style-name="T6"><text:s text:c="4"/></text:span><text:span text:style-name="T11">}</text:span></text:p>
            <text:p><text:span text:style-name="T6"/></text:p>
            <text:p><text:span text:style-name="T6"><text:s text:c="4"/></text:span><text:span text:style-name="T7">return</text:span><text:span text:style-name="T6"> </text:span><text:span text:style-name="T11">'SKIP'</text:span><text:span text:style-name="T9">;</text:span></text:p>
            <text:p><text:span text:style-name="T6"><text:s text:c="2"/></text:span><text:span text:style-name="T11">}</text:span><text:span text:style-name="T9">);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eamCopy Usag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You can return 'SKIP' to not stream anything to the output and move to the next input header.</text:p>
              </text:list-item>
              <text:list-item>
                <text:p>You can modify any header fields, and return ('KEEP', \%newheader)</text:p>
              </text:list-item>
              <text:list-item>
                <text:p>You can return 'EDIT' to get called again with a third parameter, a filehandle to a tempfile containing the file body. <text:s/>You can even alter the contents of the file in-flight and 'KEEP' the new file to the output stre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Code</text:p>
          </draw:text-box>
        </draw:frame>
        <draw:frame presentation:style-name="pr7" draw:text-style-name="P2" draw:layer="layout" svg:width="25.199cm" svg:height="13.86cm" svg:x="1.4cm" svg:y="4.914cm" presentation:class="outline">
          <draw:text-box>
            <text:p><text:span text:style-name="T7">sub</text:span><text:span text:style-name="T6"> ParseHeader </text:span><text:span text:style-name="T11">{</text:span></text:p>
            <text:p><text:span text:style-name="T6"><text:s text:c="2"/></text:span><text:span text:style-name="T7">my</text:span><text:span text:style-name="T6"> </text:span><text:span text:style-name="T8">$Self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><text:s text:c="2"/></text:span><text:span text:style-name="T7">my</text:span><text:span text:style-name="T6"> </text:span><text:span text:style-name="T8">$block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/></text:p>
            <text:p><text:span text:style-name="T6"><text:s text:c="2"/></text:span><text:span text:style-name="T13"># enforce length</text:span></text:p>
            <text:p><text:span text:style-name="T6"><text:s text:c="2"/></text:span><text:span text:style-name="T7">return</text:span><text:span text:style-name="T6"> </text:span><text:span text:style-name="T7">unless</text:span><text:span text:style-name="T9">(</text:span><text:span text:style-name="T12">512</text:span><text:span text:style-name="T6"> </text:span><text:span text:style-name="T9">==</text:span><text:span text:style-name="T6"> </text:span><text:span text:style-name="T7">length</text:span><text:span text:style-name="T9">(</text:span><text:span text:style-name="T8">$block</text:span><text:span text:style-name="T9">));</text:span></text:p>
            <text:p><text:span text:style-name="T6"/></text:p>
            <text:p><text:span text:style-name="T6"><text:s text:c="2"/></text:span><text:span text:style-name="T13"># skip empty blocks</text:span></text:p>
            <text:p><text:span text:style-name="T6"><text:s text:c="2"/></text:span><text:span text:style-name="T7">return</text:span><text:span text:style-name="T6"> </text:span><text:span text:style-name="T7">if</text:span><text:span text:style-name="T6"> </text:span><text:span text:style-name="T7">substr</text:span><text:span text:style-name="T9">(</text:span><text:span text:style-name="T8">$block</text:span><text:span text:style-name="T9">,</text:span><text:span text:style-name="T6"> </text:span><text:span text:style-name="T12">0</text:span><text:span text:style-name="T9">,</text:span><text:span text:style-name="T6"> </text:span><text:span text:style-name="T12">1</text:span><text:span text:style-name="T9">)</text:span><text:span text:style-name="T6"> </text:span><text:span text:style-name="T7">eq</text:span><text:span text:style-name="T6"> </text:span><text:span text:style-name="T11">"\0"</text:span><text:span text:style-name="T9">;</text:span></text:p>
            <text:p><text:span text:style-name="T6"/></text:p>
            <text:p><text:span text:style-name="T6"><text:s text:c="2"/></text:span><text:span text:style-name="T13"># unpack exactly 15 items from the block</text:span></text:p>
            <text:p><text:span text:style-name="T6"><text:s text:c="2"/></text:span><text:span text:style-name="T7">my</text:span><text:span text:style-name="T6"> </text:span><text:span text:style-name="T8">@items</text:span><text:span text:style-name="T6"> </text:span><text:span text:style-name="T9">=</text:span><text:span text:style-name="T6"> </text:span><text:span text:style-name="T7">unpack</text:span><text:span text:style-name="T9">(</text:span><text:span text:style-name="T11">"a100a8a8a8a12a12a8a1a100a8a32a32a8a8a155"</text:span><text:span text:style-name="T9">,</text:span><text:span text:style-name="T6"> </text:span><text:span text:style-name="T8">$block</text:span><text:span text:style-name="T9">);</text:span></text:p>
            <text:p><text:span text:style-name="T6"><text:s text:c="2"/></text:span><text:span text:style-name="T7">return</text:span><text:span text:style-name="T6"> </text:span><text:span text:style-name="T7">unless</text:span><text:span text:style-name="T6"> </text:span><text:span text:style-name="T9">(</text:span><text:span text:style-name="T12">15</text:span><text:span text:style-name="T6"> </text:span><text:span text:style-name="T9">==</text:span><text:span text:style-name="T6"> </text:span><text:span text:style-name="T8">@items</text:span><text:span text:style-name="T9">);</text:span></text:p>
            <text:p><text:span text:style-name="T6"/></text:p>
            <text:p><text:span text:style-name="T6"><text:s text:c="2"/></text:span><text:span text:style-name="T7">for</text:span><text:span text:style-name="T6"> </text:span><text:span text:style-name="T9">(</text:span><text:span text:style-name="T8">@items</text:span><text:span text:style-name="T9">)</text:span><text:span text:style-name="T6"> </text:span><text:span text:style-name="T11">{</text:span></text:p>
            <text:p><text:span text:style-name="T6"><text:s text:c="4"/></text:span><text:span text:style-name="T7">s</text:span><text:span text:style-name="T14">/\0.*//</text:span><text:span text:style-name="T9">;</text:span><text:span text:style-name="T6"> </text:span><text:span text:style-name="T13"># strip from first null</text:span></text:p>
            <text:p><text:span text:style-name="T6"><text:s text:c="2"/></text:span><text:span text:style-name="T11">}</text:span></text:p>
            <text:p><text:span text:style-name="T6"/></text:p>
            <text:p><text:span text:style-name="T6"><text:s text:c="2"/></text:span><text:span text:style-name="T7">my</text:span><text:span text:style-name="T6"> </text:span><text:span text:style-name="T8">$chksum</text:span><text:span text:style-name="T6"> </text:span><text:span text:style-name="T9">=</text:span><text:span text:style-name="T6"> </text:span><text:span text:style-name="T7">oct</text:span><text:span text:style-name="T9">(</text:span><text:span text:style-name="T8">$items</text:span><text:span text:style-name="T9">[</text:span><text:span text:style-name="T12">6</text:span><text:span text:style-name="T9">]);</text:span></text:p>
            <text:p><text:span text:style-name="T6"><text:s text:c="2"/></text:span><text:span text:style-name="T13"># do checksum</text:span></text:p>
            <text:p><text:span text:style-name="T6"><text:s text:c="2"/></text:span><text:span text:style-name="T7">substr</text:span><text:span text:style-name="T9">(</text:span><text:span text:style-name="T8">$block</text:span><text:span text:style-name="T9">,</text:span><text:span text:style-name="T6"> </text:span><text:span text:style-name="T12">148</text:span><text:span text:style-name="T9">,</text:span><text:span text:style-name="T6"> </text:span><text:span text:style-name="T12">8</text:span><text:span text:style-name="T9">)</text:span><text:span text:style-name="T6"> </text:span><text:span text:style-name="T9">=</text:span><text:span text:style-name="T6"> </text:span><text:span text:style-name="T11">" <text:s text:c="7"/>"</text:span><text:span text:style-name="T9">;</text:span></text:p>
            <text:p><text:span text:style-name="T6"><text:s text:c="2"/></text:span><text:span text:style-name="T7">unless</text:span><text:span text:style-name="T6"> </text:span><text:span text:style-name="T9">(</text:span><text:span text:style-name="T7">unpack</text:span><text:span text:style-name="T9">(</text:span><text:span text:style-name="T11">"%16C*"</text:span><text:span text:style-name="T9">,</text:span><text:span text:style-name="T6"> </text:span><text:span text:style-name="T8">$block</text:span><text:span text:style-name="T9">)</text:span><text:span text:style-name="T6"> </text:span><text:span text:style-name="T9">==</text:span><text:span text:style-name="T6"> </text:span><text:span text:style-name="T8">$chksum</text:span><text:span text:style-name="T9">)</text:span><text:span text:style-name="T6"> </text:span><text:span text:style-name="T11">{</text:span></text:p>
            <text:p><text:span text:style-name="T6"><text:s text:c="4"/></text:span><text:span text:style-name="T7">return</text:span><text:span text:style-name="T9">;</text:span></text:p>
            <text:p><text:span text:style-name="T6"><text:s text:c="2"/></text:span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ParseHeader</text:p>
          </draw:text-box>
        </draw:frame>
        <draw:frame presentation:style-name="pr7" draw:text-style-name="P2" draw:layer="layout" svg:width="25.199cm" svg:height="13.86cm" svg:x="1.4cm" svg:y="4.914cm" presentation:class="outline">
          <draw:text-box>
            <text:p><text:span text:style-name="T6"><text:s text:c="2"/></text:span><text:span text:style-name="T7">my</text:span><text:span text:style-name="T6"> </text:span><text:span text:style-name="T8">%header</text:span><text:span text:style-name="T6"> </text:span><text:span text:style-name="T9">=</text:span><text:span text:style-name="T6"> </text:span><text:span text:style-name="T9">(</text:span></text:p>
            <text:p><text:span text:style-name="T6"><text:s text:c="4"/></text:span><text:span text:style-name="T6">name </text:span><text:span text:style-name="T9">=&gt;</text:span><text:span text:style-name="T6"> </text:span><text:span text:style-name="T8">$items</text:span><text:span text:style-name="T9">[</text:span><text:span text:style-name="T12">0</text:span><text:span text:style-name="T9">],</text:span></text:p>
            <text:p><text:span text:style-name="T6"><text:s text:c="4"/></text:span><text:span text:style-name="T6">mode </text:span><text:span text:style-name="T9">=&gt;</text:span><text:span text:style-name="T6"> </text:span><text:span text:style-name="T7">oct</text:span><text:span text:style-name="T9">(</text:span><text:span text:style-name="T8">$items</text:span><text:span text:style-name="T9">[</text:span><text:span text:style-name="T12">1</text:span><text:span text:style-name="T9">]),</text:span></text:p>
            <text:p><text:span text:style-name="T6"><text:s text:c="4"/></text:span><text:span text:style-name="T6">uid </text:span><text:span text:style-name="T9">=&gt;</text:span><text:span text:style-name="T6"> </text:span><text:span text:style-name="T7">oct</text:span><text:span text:style-name="T9">(</text:span><text:span text:style-name="T8">$items</text:span><text:span text:style-name="T9">[</text:span><text:span text:style-name="T12">2</text:span><text:span text:style-name="T9">]),</text:span></text:p>
            <text:p><text:span text:style-name="T6"><text:s text:c="4"/></text:span><text:span text:style-name="T6">gid </text:span><text:span text:style-name="T9">=&gt;</text:span><text:span text:style-name="T6"> </text:span><text:span text:style-name="T7">oct</text:span><text:span text:style-name="T9">(</text:span><text:span text:style-name="T8">$items</text:span><text:span text:style-name="T9">[</text:span><text:span text:style-name="T12">3</text:span><text:span text:style-name="T9">]),</text:span></text:p>
            <text:p><text:span text:style-name="T6"><text:s text:c="4"/></text:span><text:span text:style-name="T6">size </text:span><text:span text:style-name="T9">=&gt;</text:span><text:span text:style-name="T6"> </text:span><text:span text:style-name="T7">oct</text:span><text:span text:style-name="T9">(</text:span><text:span text:style-name="T8">$items</text:span><text:span text:style-name="T9">[</text:span><text:span text:style-name="T12">4</text:span><text:span text:style-name="T9">]),</text:span></text:p>
            <text:p><text:span text:style-name="T6"><text:s text:c="4"/></text:span><text:span text:style-name="T6">mtime </text:span><text:span text:style-name="T9">=&gt;</text:span><text:span text:style-name="T6"> </text:span><text:span text:style-name="T7">oct</text:span><text:span text:style-name="T9">(</text:span><text:span text:style-name="T8">$items</text:span><text:span text:style-name="T9">[</text:span><text:span text:style-name="T12">5</text:span><text:span text:style-name="T9">]),</text:span></text:p>
            <text:p><text:span text:style-name="T6"><text:s text:c="4"/></text:span><text:span text:style-name="T13"># checksum</text:span></text:p>
            <text:p><text:span text:style-name="T6"><text:s text:c="4"/></text:span><text:span text:style-name="T6">typeflag </text:span><text:span text:style-name="T9">=&gt;</text:span><text:span text:style-name="T6"> </text:span><text:span text:style-name="T8">$items</text:span><text:span text:style-name="T9">[</text:span><text:span text:style-name="T12">7</text:span><text:span text:style-name="T9">],</text:span></text:p>
            <text:p><text:span text:style-name="T6"><text:s text:c="4"/></text:span><text:span text:style-name="T6">linkname </text:span><text:span text:style-name="T9">=&gt;</text:span><text:span text:style-name="T6"> </text:span><text:span text:style-name="T8">$items</text:span><text:span text:style-name="T9">[</text:span><text:span text:style-name="T12">8</text:span><text:span text:style-name="T9">],</text:span></text:p>
            <text:p><text:span text:style-name="T6"><text:s text:c="4"/></text:span><text:span text:style-name="T13"># magic</text:span></text:p>
            <text:p><text:span text:style-name="T6"><text:s text:c="4"/></text:span><text:span text:style-name="T6">uname </text:span><text:span text:style-name="T9">=&gt;</text:span><text:span text:style-name="T6"> </text:span><text:span text:style-name="T8">$items</text:span><text:span text:style-name="T9">[</text:span><text:span text:style-name="T12">10</text:span><text:span text:style-name="T9">],</text:span></text:p>
            <text:p><text:span text:style-name="T6"><text:s text:c="4"/></text:span><text:span text:style-name="T6">gname </text:span><text:span text:style-name="T9">=&gt;</text:span><text:span text:style-name="T6"> </text:span><text:span text:style-name="T8">$items</text:span><text:span text:style-name="T9">[</text:span><text:span text:style-name="T12">11</text:span><text:span text:style-name="T9">],</text:span></text:p>
            <text:p><text:span text:style-name="T6"><text:s text:c="4"/></text:span><text:span text:style-name="T6">devmajor </text:span><text:span text:style-name="T9">=&gt;</text:span><text:span text:style-name="T6"> </text:span><text:span text:style-name="T7">oct</text:span><text:span text:style-name="T9">(</text:span><text:span text:style-name="T8">$items</text:span><text:span text:style-name="T9">[</text:span><text:span text:style-name="T12">12</text:span><text:span text:style-name="T9">]),</text:span></text:p>
            <text:p><text:span text:style-name="T6"><text:s text:c="4"/></text:span><text:span text:style-name="T6">devminor </text:span><text:span text:style-name="T9">=&gt;</text:span><text:span text:style-name="T6"> </text:span><text:span text:style-name="T7">oct</text:span><text:span text:style-name="T9">(</text:span><text:span text:style-name="T8">$items</text:span><text:span text:style-name="T9">[</text:span><text:span text:style-name="T12">13</text:span><text:span text:style-name="T9">]),</text:span></text:p>
            <text:p><text:span text:style-name="T6"><text:s text:c="4"/></text:span><text:span text:style-name="T6">prefix </text:span><text:span text:style-name="T9">=&gt;</text:span><text:span text:style-name="T6"> </text:span><text:span text:style-name="T8">$items</text:span><text:span text:style-name="T9">[</text:span><text:span text:style-name="T12">14</text:span><text:span text:style-name="T9">],</text:span></text:p>
            <text:p><text:span text:style-name="T6"><text:s text:c="2"/></text:span><text:span text:style-name="T9">);</text:span></text:p>
            <text:p><text:span text:style-name="T6"/></text:p>
            <text:p><text:span text:style-name="T6"><text:s text:c="2"/></text:span><text:span text:style-name="T7">return</text:span><text:span text:style-name="T6"> </text:span><text:span text:style-name="T9">\</text:span><text:span text:style-name="T8">%header</text:span><text:span text:style-name="T9">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Header</text:p>
          </draw:text-box>
        </draw:frame>
        <draw:frame presentation:style-name="pr7" draw:text-style-name="P2" draw:layer="layout" svg:width="25.199cm" svg:height="13.86cm" svg:x="1.4cm" svg:y="4.914cm" presentation:class="outline">
          <draw:text-box>
            <text:p><text:span text:style-name="T7">sub</text:span><text:span text:style-name="T6"> CreateHeader </text:span><text:span text:style-name="T11">{</text:span></text:p>
            <text:p><text:span text:style-name="T6"><text:s text:c="2"/></text:span><text:span text:style-name="T7">my</text:span><text:span text:style-name="T6"> </text:span><text:span text:style-name="T8">$Self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><text:s text:c="2"/></text:span><text:span text:style-name="T7">my</text:span><text:span text:style-name="T6"> </text:span><text:span text:style-name="T8">$header</text:span><text:span text:style-name="T6"> </text:span><text:span text:style-name="T9">=</text:span><text:span text:style-name="T6"> </text:span><text:span text:style-name="T7">shift</text:span><text:span text:style-name="T9">;</text:span></text:p>
            <text:p><text:span text:style-name="T6"/></text:p>
            <text:p><text:span text:style-name="T6"><text:s text:c="2"/></text:span><text:span text:style-name="T7">my</text:span><text:span text:style-name="T6"> </text:span><text:span text:style-name="T8">$block</text:span><text:span text:style-name="T6"> </text:span><text:span text:style-name="T9">=</text:span><text:span text:style-name="T6"> </text:span><text:span text:style-name="T7">pack</text:span><text:span text:style-name="T9">(</text:span><text:span text:style-name="T11">"a100a8a8a8a12a12a8a1a100a8a32a32a8a8a155"</text:span><text:span text:style-name="T9">,</text:span></text:p>
            <text:p><text:span text:style-name="T6"><text:s text:c="4"/></text:span><text:span text:style-name="T8">$header</text:span><text:span text:style-name="T9">-&gt;</text:span><text:span text:style-name="T11">{</text:span><text:span text:style-name="T6">name</text:span><text:span text:style-name="T11">}</text:span><text:span text:style-name="T9">,</text:span></text:p>
            <text:p><text:span text:style-name="T6"><text:s text:c="4"/></text:span><text:span text:style-name="T7">sprintf</text:span><text:span text:style-name="T9">(</text:span><text:span text:style-name="T11">"%07o"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mode</text:span><text:span text:style-name="T11">}</text:span><text:span text:style-name="T9">),</text:span></text:p>
            <text:p><text:span text:style-name="T6"><text:s text:c="4"/></text:span><text:span text:style-name="T7">sprintf</text:span><text:span text:style-name="T9">(</text:span><text:span text:style-name="T11">"%07o"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uid</text:span><text:span text:style-name="T11">}</text:span><text:span text:style-name="T9">),</text:span></text:p>
            <text:p><text:span text:style-name="T6"><text:s text:c="4"/></text:span><text:span text:style-name="T7">sprintf</text:span><text:span text:style-name="T9">(</text:span><text:span text:style-name="T11">"%07o"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gid</text:span><text:span text:style-name="T11">}</text:span><text:span text:style-name="T9">),</text:span></text:p>
            <text:p><text:span text:style-name="T6"><text:s text:c="4"/></text:span><text:span text:style-name="T7">sprintf</text:span><text:span text:style-name="T9">(</text:span><text:span text:style-name="T11">"%011o"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size</text:span><text:span text:style-name="T11">}</text:span><text:span text:style-name="T9">),</text:span></text:p>
            <text:p><text:span text:style-name="T6"><text:s text:c="4"/></text:span><text:span text:style-name="T7">sprintf</text:span><text:span text:style-name="T9">(</text:span><text:span text:style-name="T11">"%011o"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mtime</text:span><text:span text:style-name="T11">}</text:span><text:span text:style-name="T9">),</text:span></text:p>
            <text:p><text:span text:style-name="T6"><text:s text:c="4"/></text:span><text:span text:style-name="T11">" <text:s text:c="7"/>"</text:span><text:span text:style-name="T9">,</text:span><text:span text:style-name="T6"> <text:s text:c="17"/></text:span><text:span text:style-name="T13"># chksum</text:span></text:p>
            <text:p><text:span text:style-name="T6"><text:s text:c="4"/></text:span><text:span text:style-name="T8">$header</text:span><text:span text:style-name="T9">-&gt;</text:span><text:span text:style-name="T11">{</text:span><text:span text:style-name="T6">typeflag</text:span><text:span text:style-name="T11">}</text:span><text:span text:style-name="T9">,</text:span></text:p>
            <text:p><text:span text:style-name="T6"><text:s text:c="4"/></text:span><text:span text:style-name="T8">$header</text:span><text:span text:style-name="T9">-&gt;</text:span><text:span text:style-name="T11">{</text:span><text:span text:style-name="T6">linkname</text:span><text:span text:style-name="T11">}</text:span><text:span text:style-name="T9">,</text:span></text:p>
            <text:p><text:span text:style-name="T6"><text:s text:c="4"/></text:span><text:span text:style-name="T11">"ustar <text:s/>\0"</text:span><text:span text:style-name="T9">,</text:span><text:span text:style-name="T6"> <text:s text:c="18"/></text:span><text:span text:style-name="T13"># magic</text:span></text:p>
            <text:p><text:span text:style-name="T6"><text:s text:c="4"/></text:span><text:span text:style-name="T8">$header</text:span><text:span text:style-name="T9">-&gt;</text:span><text:span text:style-name="T11">{</text:span><text:span text:style-name="T6">uname</text:span><text:span text:style-name="T11">}</text:span><text:span text:style-name="T9">,</text:span></text:p>
            <text:p><text:span text:style-name="T6"><text:s text:c="4"/></text:span><text:span text:style-name="T8">$header</text:span><text:span text:style-name="T9">-&gt;</text:span><text:span text:style-name="T11">{</text:span><text:span text:style-name="T6">gname</text:span><text:span text:style-name="T11">}</text:span><text:span text:style-name="T9">,</text:span></text:p>
            <text:p><text:span text:style-name="T6"><text:s text:c="4"/></text:span><text:span text:style-name="T7">sprintf</text:span><text:span text:style-name="T9">(</text:span><text:span text:style-name="T11">"%07o"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devmajor</text:span><text:span text:style-name="T11">}</text:span><text:span text:style-name="T9">),</text:span></text:p>
            <text:p><text:span text:style-name="T6"><text:s text:c="4"/></text:span><text:span text:style-name="T7">sprintf</text:span><text:span text:style-name="T9">(</text:span><text:span text:style-name="T11">"%07o"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devminor</text:span><text:span text:style-name="T11">}</text:span><text:span text:style-name="T9">),</text:span></text:p>
            <text:p><text:span text:style-name="T6"><text:s text:c="4"/></text:span><text:span text:style-name="T8">$header</text:span><text:span text:style-name="T9">-&gt;</text:span><text:span text:style-name="T11">{</text:span><text:span text:style-name="T6">prefix</text:span><text:span text:style-name="T11">}</text:span><text:span text:style-name="T9">,</text:span></text:p>
            <text:p><text:span text:style-name="T6"><text:s text:c="2"/></text:span><text:span text:style-name="T9">);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Create Header</text:p>
          </draw:text-box>
        </draw:frame>
        <draw:frame presentation:style-name="pr7" draw:text-style-name="P2" draw:layer="layout" svg:width="25.199cm" svg:height="13.86cm" svg:x="1.4cm" svg:y="4.914cm" presentation:class="outline">
          <draw:text-box>
            <text:p><text:span text:style-name="T6"><text:s text:c="2"/></text:span><text:span text:style-name="T13"># calculate checksum</text:span></text:p>
            <text:p><text:span text:style-name="T6"><text:s text:c="2"/></text:span><text:span text:style-name="T7">my</text:span><text:span text:style-name="T6"> </text:span><text:span text:style-name="T8">$checksum</text:span><text:span text:style-name="T6"> </text:span><text:span text:style-name="T9">=</text:span><text:span text:style-name="T6"> </text:span><text:span text:style-name="T7">sprintf</text:span><text:span text:style-name="T9">(</text:span><text:span text:style-name="T11">"%06o"</text:span><text:span text:style-name="T9">,</text:span><text:span text:style-name="T6"> </text:span><text:span text:style-name="T7">unpack</text:span><text:span text:style-name="T9">(</text:span><text:span text:style-name="T11">"%16C*"</text:span><text:span text:style-name="T9">,</text:span><text:span text:style-name="T6"> </text:span><text:span text:style-name="T8">$block</text:span><text:span text:style-name="T9">));</text:span></text:p>
            <text:p><text:span text:style-name="T6"><text:s text:c="2"/></text:span><text:span text:style-name="T7">substr</text:span><text:span text:style-name="T9">(</text:span><text:span text:style-name="T8">$block</text:span><text:span text:style-name="T9">,</text:span><text:span text:style-name="T6"> </text:span><text:span text:style-name="T12">148</text:span><text:span text:style-name="T9">,</text:span><text:span text:style-name="T6"> </text:span><text:span text:style-name="T12">8</text:span><text:span text:style-name="T9">)</text:span><text:span text:style-name="T6"> </text:span><text:span text:style-name="T9">=</text:span><text:span text:style-name="T6"> </text:span><text:span text:style-name="T8">$checksum</text:span><text:span text:style-name="T6"> </text:span><text:span text:style-name="T9">.</text:span><text:span text:style-name="T6"> </text:span><text:span text:style-name="T11">"\0 "</text:span><text:span text:style-name="T9">;</text:span></text:p>
            <text:p><text:span text:style-name="T6"/></text:p>
            <text:p><text:span text:style-name="T6"><text:s text:c="2"/></text:span><text:span text:style-name="T13"># pad out to BLOCKSIZE characters</text:span></text:p>
            <text:p><text:span text:style-name="T6"><text:s text:c="2"/></text:span><text:span text:style-name="T7">if</text:span><text:span text:style-name="T6"> </text:span><text:span text:style-name="T9">(</text:span><text:span text:style-name="T7">length</text:span><text:span text:style-name="T9">(</text:span><text:span text:style-name="T8">$block</text:span><text:span text:style-name="T9">)</text:span><text:span text:style-name="T6"> </text:span><text:span text:style-name="T9">&lt;</text:span><text:span text:style-name="T6"> BLOCKSIZE</text:span><text:span text:style-name="T9">)</text:span><text:span text:style-name="T6"> </text:span><text:span text:style-name="T11">{</text:span></text:p>
            <text:p><text:span text:style-name="T6"><text:s text:c="4"/></text:span><text:span text:style-name="T8">$block</text:span><text:span text:style-name="T6"> </text:span><text:span text:style-name="T9">.=</text:span><text:span text:style-name="T6"> </text:span><text:span text:style-name="T11">"\0"</text:span><text:span text:style-name="T6"> </text:span><text:span text:style-name="T7">x</text:span><text:span text:style-name="T6"> </text:span><text:span text:style-name="T9">(</text:span><text:span text:style-name="T6">BLOCKSIZE </text:span><text:span text:style-name="T9">-</text:span><text:span text:style-name="T6"> </text:span><text:span text:style-name="T7">length</text:span><text:span text:style-name="T9">(</text:span><text:span text:style-name="T8">$block</text:span><text:span text:style-name="T9">));</text:span></text:p>
            <text:p><text:span text:style-name="T6"><text:s text:c="2"/></text:span><text:span text:style-name="T11">}</text:span></text:p>
            <text:p><text:span text:style-name="T6"><text:s text:c="2"/></text:span><text:span text:style-name="T7">elsif</text:span><text:span text:style-name="T6"> </text:span><text:span text:style-name="T9">(</text:span><text:span text:style-name="T7">length</text:span><text:span text:style-name="T9">(</text:span><text:span text:style-name="T8">$block</text:span><text:span text:style-name="T9">)</text:span><text:span text:style-name="T6"> </text:span><text:span text:style-name="T9">&gt;</text:span><text:span text:style-name="T6"> BLOCKSIZE</text:span><text:span text:style-name="T9">)</text:span><text:span text:style-name="T6"> </text:span><text:span text:style-name="T11">{</text:span></text:p>
            <text:p><text:span text:style-name="T6"><text:s text:c="4"/></text:span><text:span text:style-name="T8">$block</text:span><text:span text:style-name="T6"> </text:span><text:span text:style-name="T9">=</text:span><text:span text:style-name="T6"> </text:span><text:span text:style-name="T7">substr</text:span><text:span text:style-name="T9">(</text:span><text:span text:style-name="T8">$block</text:span><text:span text:style-name="T9">,</text:span><text:span text:style-name="T6"> </text:span><text:span text:style-name="T12">0</text:span><text:span text:style-name="T9">,</text:span><text:span text:style-name="T6"> BLOCKSIZE</text:span><text:span text:style-name="T9">);</text:span></text:p>
            <text:p><text:span text:style-name="T6"><text:s text:c="2"/></text:span><text:span text:style-name="T11">}</text:span></text:p>
            <text:p><text:span text:style-name="T6"/></text:p>
            <text:p><text:span text:style-name="T6"><text:s text:c="2"/></text:span><text:span text:style-name="T7">return</text:span><text:span text:style-name="T6"> </text:span><text:span text:style-name="T8">$block</text:span><text:span text:style-name="T9">;</text:span></text:p>
            <text:p><text:span text:style-name="T6">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ep logic</text:p>
          </draw:text-box>
        </draw:frame>
        <draw:frame presentation:style-name="pr7" draw:text-style-name="P2" draw:layer="layout" svg:width="25.199cm" svg:height="13.86cm" svg:x="1.4cm" svg:y="4.914cm" presentation:class="outline">
          <draw:text-box>
            <text:p><text:span text:style-name="T6"><text:s text:c="6"/></text:span><text:span text:style-name="T7">if</text:span><text:span text:style-name="T6"> </text:span><text:span text:style-name="T9">(</text:span><text:span text:style-name="T8">$rc</text:span><text:span text:style-name="T6"> </text:span><text:span text:style-name="T7">eq</text:span><text:span text:style-name="T6"> </text:span><text:span text:style-name="T11">'KEEP'</text:span><text:span text:style-name="T9">)</text:span><text:span text:style-name="T6"> </text:span><text:span text:style-name="T11">{</text:span></text:p>
            <text:p><text:span text:style-name="T6"><text:s text:c="8"/></text:span><text:span text:style-name="T7">print</text:span><text:span text:style-name="T6"> </text:span><text:span text:style-name="T11">"KEEP $header-&gt;{name} $pos/$Self-&gt;{outpos}\n"</text:span><text:span text:style-name="T6"> </text:span><text:span text:style-name="T7">if</text:span><text:span text:style-name="T6"> </text:span><text:span text:style-name="T8">$VERBOSE</text:span><text:span text:style-name="T9">;</text:span></text:p>
            <text:p><text:span text:style-name="T6"><text:s text:c="8"/></text:span><text:span text:style-name="T8">$Self</text:span><text:span text:style-name="T9">-&gt;</text:span><text:span text:style-name="T10">WriteHeader</text:span><text:span text:style-name="T9">(</text:span><text:span text:style-name="T8">$header</text:span><text:span text:style-name="T9">);</text:span></text:p>
            <text:p><text:span text:style-name="T6"><text:s text:c="8"/></text:span><text:span text:style-name="T7">if</text:span><text:span text:style-name="T6"> </text:span><text:span text:style-name="T9">(</text:span><text:span text:style-name="T8">$TempFile</text:span><text:span text:style-name="T9">)</text:span><text:span text:style-name="T6"> </text:span><text:span text:style-name="T11">{</text:span></text:p>
            <text:p><text:span text:style-name="T6"><text:s text:c="10"/></text:span><text:span text:style-name="T8">$Self</text:span><text:span text:style-name="T9">-&gt;</text:span><text:span text:style-name="T10">CopyFromFh</text:span><text:span text:style-name="T9">(</text:span><text:span text:style-name="T8">$TempFile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size</text:span><text:span text:style-name="T11">}</text:span><text:span text:style-name="T9">);</text:span></text:p>
            <text:p><text:span text:style-name="T6"><text:s text:c="8"/></text:span><text:span text:style-name="T11">}</text:span></text:p>
            <text:p><text:span text:style-name="T6"><text:s text:c="8"/></text:span><text:span text:style-name="T13"># guarantee safety by getting everything into a temporary file first</text:span></text:p>
            <text:p><text:span text:style-name="T6"><text:s text:c="8"/></text:span><text:span text:style-name="T7">elsif</text:span><text:span text:style-name="T6"> </text:span><text:span text:style-name="T9">(</text:span><text:span text:style-name="T8">$Self</text:span><text:span text:style-name="T9">-&gt;</text:span><text:span text:style-name="T11">{</text:span><text:span text:style-name="T6">safe_copy</text:span><text:span text:style-name="T11">}</text:span><text:span text:style-name="T9">)</text:span><text:span text:style-name="T6"> </text:span><text:span text:style-name="T11">{</text:span></text:p>
            <text:p><text:span text:style-name="T6"><text:s text:c="10"/></text:span><text:span text:style-name="T8">$TempFile</text:span><text:span text:style-name="T6"> </text:span><text:span text:style-name="T9">=</text:span><text:span text:style-name="T6"> </text:span><text:span text:style-name="T8">$Self</text:span><text:span text:style-name="T9">-&gt;</text:span><text:span text:style-name="T10">CopyToTempFile</text:span><text:span text:style-name="T9">(</text:span><text:span text:style-name="T8">$header</text:span><text:span text:style-name="T9">-&gt;</text:span><text:span text:style-name="T11">{</text:span><text:span text:style-name="T6">size</text:span><text:span text:style-name="T11">}</text:span><text:span text:style-name="T9">);</text:span></text:p>
            <text:p><text:span text:style-name="T6"><text:s text:c="10"/></text:span><text:span text:style-name="T8">$Self</text:span><text:span text:style-name="T9">-&gt;</text:span><text:span text:style-name="T10">CopyFromFh</text:span><text:span text:style-name="T9">(</text:span><text:span text:style-name="T8">$TempFile</text:span><text:span text:style-name="T9">,</text:span><text:span text:style-name="T6"> </text:span><text:span text:style-name="T8">$header</text:span><text:span text:style-name="T9">-&gt;</text:span><text:span text:style-name="T11">{</text:span><text:span text:style-name="T6">size</text:span><text:span text:style-name="T11">}</text:span><text:span text:style-name="T9">);</text:span></text:p>
            <text:p><text:span text:style-name="T6"><text:s text:c="8"/></text:span><text:span text:style-name="T11">}</text:span></text:p>
            <text:p><text:span text:style-name="T6"><text:s text:c="8"/></text:span><text:span text:style-name="T7">else</text:span><text:span text:style-name="T6"> </text:span><text:span text:style-name="T11">{</text:span></text:p>
            <text:p><text:span text:style-name="T6"><text:s text:c="10"/></text:span><text:span text:style-name="T8">$Self</text:span><text:span text:style-name="T9">-&gt;</text:span><text:span text:style-name="T10">CopyBytes</text:span><text:span text:style-name="T9">(</text:span><text:span text:style-name="T8">$header</text:span><text:span text:style-name="T9">-&gt;</text:span><text:span text:style-name="T11">{</text:span><text:span text:style-name="T6">size</text:span><text:span text:style-name="T11">}</text:span><text:span text:style-name="T9">);</text:span></text:p>
            <text:p><text:span text:style-name="T6"><text:s text:c="8"/></text:span><text:span text:style-name="T11">}</text:span></text:p>
            <text:p><text:span text:style-name="T6"><text:s text:c="6"/></text:span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miss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PAN module. <text:s/>I'm thinking Archive::Tar::Stream</text:p>
              </text:list-item>
              <text:list-item>
                <text:p>Documentation (beyond a few comments)</text:p>
              </text:list-item>
              <text:list-item>
                <text:p>I see you can break things if you're naughty in the KEEP logic above – I should fix that.</text:p>
              </text:list-item>
              <text:list-item>
                <text:p>Tests (make sure we stay compatible with gnu t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 text:style-name="P3"/>
                <text:p text:style-name="P3">Bron Gondwana &lt;brong@brong.net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eletyp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WenQuanYi Micro Hei'" style:font-family-generic-complex="modern" style:font-pitch-complex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on Gondwana</meta:initial-creator>
    <meta:creation-date>2011-10-05T11:46:06</meta:creation-date>
    <meta:editing-duration>PT1H28M17S</meta:editing-duration>
    <meta:editing-cycles>52</meta:editing-cycles>
    <dc:date>2011-10-05T14:17:44</dc:date>
    <meta:generator>LibreOffice/3.4$Unix LibreOffice_project/340m1$Build-302</meta:generator>
    <meta:printed-by>Bron Gondwana</meta:printed-by>
    <meta:print-date>2011-10-05T13:18:48</meta:print-date>
    <meta:document-statistic meta:object-count="122"/>
  </office:meta>
</office:document-meta>
</file>